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é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/>
          <table:table-cell table:formula="of:=[.B2]*[.A2]" office:value-type="float" office:value="0" calcext:value-type="float">
            <text:p>0</text:p>
          </table:table-cell>
          <table:table-cell table:formula="of:=SUM([.C:.C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/>
          <table:table-cell table:formula="of:=[.B3]*[.A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/>
          <table:table-cell table:formula="of:=[.B4]*[.A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table:formula="of:=[.B5]*[.A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table:formula="of:=[.B6]*[.A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table:formula="of:=[.B7]*[.A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B8]*[.A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B9]*[.A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B10]*[.A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B11]*[.A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B12]*[.A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[.B13]*[.A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B14]*[.A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[.B15]*[.A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[.B16]*[.A16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6:48:48.958983449</meta:creation-date>
    <dc:date>2025-03-11T16:59:53.811008536</dc:date>
    <meta:editing-duration>PT10M50S</meta:editing-duration>
    <meta:editing-cycles>2</meta:editing-cycles>
    <meta:generator>LibreOffice/7.4.7.2$Linux_X86_64 LibreOffice_project/40$Build-2</meta:generator>
    <meta:document-statistic meta:table-count="1" meta:cell-count="35" meta:object-count="0"/>
  </office:meta>
</office:document-meta>
</file>